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cb61" officeooo:paragraph-rsid="0019cb61"/>
    </style:style>
    <style:style style:name="P2" style:family="paragraph" style:parent-style-name="Standard">
      <style:text-properties officeooo:rsid="0019cb61" officeooo:paragraph-rsid="0019cb61"/>
    </style:style>
    <style:style style:name="P3" style:family="paragraph" style:parent-style-name="Standard">
      <style:text-properties officeooo:rsid="0019cb61" officeooo:paragraph-rsid="0019fe6d"/>
    </style:style>
    <style:style style:name="P4" style:family="paragraph" style:parent-style-name="Standard">
      <style:text-properties officeooo:paragraph-rsid="0019fe6d"/>
    </style:style>
    <style:style style:name="P5" style:family="paragraph" style:parent-style-name="Standard">
      <style:text-properties officeooo:rsid="0019fe6d" officeooo:paragraph-rsid="0019fe6d"/>
    </style:style>
    <style:style style:name="T1" style:family="text">
      <style:text-properties officeooo:rsid="0019cb61"/>
    </style:style>
    <style:style style:name="T2" style:family="text">
      <style:text-properties officeooo:rsid="0019fe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start the minikube </text:p>
      <text:p text:style-name="P2"><text:s text:c="20"/>: minikube start</text:p>
      <text:p text:style-name="P5"/>
      <text:p text:style-name="P5">#check minikube status</text:p>
      <text:p text:style-name="P5"><text:s text:c="20"/>: minikube status</text:p>
      <text:p text:style-name="P2"/>
      <text:p text:style-name="P2"># stop the minikube</text:p>
      <text:p text:style-name="P2"><text:s text:c="20"/>: minikube stop</text:p>
      <text:p text:style-name="P2"/>
      <text:p text:style-name="P2"># to check the ip of minikube</text:p>
      <text:p text:style-name="P2"><text:s text:c="20"/>: minikube ip</text:p>
      <text:p text:style-name="P2"/>
      <text:p text:style-name="P2"># starting the yaml files</text:p>
      <text:p text:style-name="P2"><text:s text:c="20"/>: kubectl apply -f <text:s/>&lt;filename&gt;</text:p>
      <text:p text:style-name="P2"><text:s text:c="4"/></text:p>
      <text:p text:style-name="P2"># to start all file </text:p>
      <text:p text:style-name="P2"><text:s text:c="20"/>: kubectl apply -f <text:s/>.</text:p>
      <text:p text:style-name="P2"/>
      <text:p text:style-name="P2">#to show running pods</text:p>
      <text:p text:style-name="P2"><text:s text:c="20"/>: kubectl get pods</text:p>
      <text:p text:style-name="P2"/>
      <text:p text:style-name="P2"># to show services</text:p>
      <text:p text:style-name="P2"><text:s text:c="20"/>: kubectl get services</text:p>
      <text:p text:style-name="P2"/>
      <text:p text:style-name="P2"># show the details </text:p>
      <text:p text:style-name="P2"><text:s text:c="20"/>: kubectl describe deploy filename-deploy</text:p>
      <text:p text:style-name="P2"/>
      <text:p text:style-name="P3"># <text:span text:style-name="T2">to see the running status</text:span></text:p>
      <text:p text:style-name="P3"><text:s text:c="20"/>: kubectl get po – o wide</text:p>
      <text:p text:style-name="P3"/>
      <text:p text:style-name="P5"># to delete the file</text:p>
      <text:p text:style-name="P5"><text:s text:c="20"/>: kubectl delete deploy/db-deploy</text:p>
      <text:p text:style-name="P2"/>
      <text:p text:style-name="P3"># <text:span text:style-name="T2">to update the image</text:span></text:p>
      <text:p text:style-name="P3"><text:span text:style-name="T2"><text:s text:c="20"/>: kubectl set image deploy filename-deploy filename = nikhil770/filename : version</text:span></text:p>
      <text:p text:style-name="P1"/>
      <text:p text:style-name="P4"><text:span text:style-name="T1"># </text:span><text:span text:style-name="T2">to rollout the image to older version</text:span></text:p>
      <text:p text:style-name="P4"><text:s text:c="20"/>: <text:span text:style-name="T2">kubectl rollout undo deployment/filename - deplo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1:28:04.875777177</meta:creation-date>
    <dc:date>2020-11-18T11:49:32.017716343</dc:date>
    <meta:editing-duration>PT36S</meta:editing-duration>
    <meta:editing-cycles>1</meta:editing-cycles>
    <meta:document-statistic meta:table-count="0" meta:image-count="0" meta:object-count="0" meta:page-count="1" meta:paragraph-count="27" meta:word-count="127" meta:character-count="949" meta:non-whitespace-character-count="578"/>
    <meta:generator>LibreOffice/6.4.6.2$Linux_X86_64 LibreOffice_project/40$Build-2</meta:generator>
  </office:meta>
</office:document-meta>
</file>